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weight="bold" officeooo:rsid="003fde6a" officeooo:paragraph-rsid="003fde6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7910d" officeooo:paragraph-rsid="0017910d" style:font-weight-asian="bold" style:font-weight-complex="bold"/>
    </style:style>
    <style:style style:name="P3" style:family="paragraph" style:parent-style-name="Standard">
      <style:text-properties style:font-name="Liberation Sans" fo:font-weight="normal" officeooo:rsid="003fde6a" officeooo:paragraph-rsid="003fde6a" style:font-weight-asian="normal" style:font-weight-complex="normal"/>
    </style:style>
    <style:style style:name="P4" style:family="paragraph" style:parent-style-name="Standard">
      <style:text-properties style:font-name="Liberation Sans" fo:font-weight="bold" officeooo:rsid="003fde6a" officeooo:paragraph-rsid="00411615" style:font-weight-asian="bold" style:font-weight-complex="bold"/>
    </style:style>
    <style:style style:name="P5" style:family="paragraph" style:parent-style-name="Standard">
      <style:text-properties style:font-name="Liberation Sans" fo:font-weight="normal" officeooo:rsid="003fde6a" officeooo:paragraph-rsid="00411615" style:font-weight-asian="normal" style:font-weight-complex="normal"/>
    </style:style>
    <style:style style:name="P6" style:family="paragraph" style:parent-style-name="Standard">
      <style:text-properties style:font-name="Liberation Sans" fo:font-weight="bold" officeooo:rsid="004269b8" officeooo:paragraph-rsid="004269b8" style:font-weight-asian="bold" style:font-weight-complex="bold"/>
    </style:style>
    <style:style style:name="P7" style:family="paragraph" style:parent-style-name="Standard">
      <style:text-properties style:font-name="Liberation Sans" fo:font-weight="normal" officeooo:rsid="004269b8" officeooo:paragraph-rsid="004269b8" style:font-weight-asian="normal" style:font-weight-complex="normal"/>
    </style:style>
    <style:style style:name="P8" style:family="paragraph" style:parent-style-name="Standard">
      <style:text-properties style:font-name="Liberation Sans" fo:font-weight="bold" officeooo:rsid="00441c8d" officeooo:paragraph-rsid="00441c8d" style:font-weight-asian="bold" style:font-weight-complex="bold"/>
    </style:style>
    <style:style style:name="P9" style:family="paragraph" style:parent-style-name="Standard">
      <style:text-properties style:font-name="Liberation Sans" fo:font-weight="normal" officeooo:rsid="00441c8d" officeooo:paragraph-rsid="00441c8d" style:font-weight-asian="normal" style:font-weight-complex="normal"/>
    </style:style>
    <style:style style:name="P10" style:family="paragraph" style:parent-style-name="Standard" style:list-style-name="L1">
      <style:text-properties style:font-name="Liberation Sans" fo:font-weight="normal" officeooo:rsid="00441c8d" officeooo:paragraph-rsid="00441c8d" style:font-weight-asian="normal" style:font-weight-complex="normal"/>
    </style:style>
    <style:style style:name="P11" style:family="paragraph" style:parent-style-name="Standard">
      <style:text-properties style:font-name="Liberation Sans" fo:font-weight="bold" officeooo:rsid="00441c8d" officeooo:paragraph-rsid="00445ce8" style:font-weight-asian="bold" style:font-weight-complex="bold"/>
    </style:style>
    <style:style style:name="P12" style:family="paragraph" style:parent-style-name="Standard">
      <style:text-properties style:font-name="Liberation Sans" fo:font-weight="normal" officeooo:rsid="00441c8d" officeooo:paragraph-rsid="00445ce8" style:font-weight-asian="normal" style:font-weight-complex="normal"/>
    </style:style>
    <style:style style:name="P13" style:family="paragraph" style:parent-style-name="Standard">
      <style:text-properties style:font-name="Liberation Sans" fo:font-weight="bold" officeooo:rsid="00445ce8" officeooo:paragraph-rsid="00445ce8" style:font-weight-asian="bold" style:font-weight-complex="bold"/>
    </style:style>
    <style:style style:name="P14" style:family="paragraph" style:parent-style-name="Standard" style:list-style-name="L2">
      <style:text-properties style:font-name="Liberation Sans" fo:font-weight="normal" officeooo:rsid="00445ce8" officeooo:paragraph-rsid="00445ce8" style:font-weight-asian="normal" style:font-weight-complex="normal"/>
    </style:style>
    <style:style style:name="P15" style:family="paragraph" style:parent-style-name="Standard">
      <style:text-properties style:font-name="Liberation Sans" fo:font-weight="normal" officeooo:rsid="00445ce8" officeooo:paragraph-rsid="00445ce8" style:font-weight-asian="normal" style:font-weight-complex="normal"/>
    </style:style>
    <style:style style:name="T1" style:family="text">
      <style:text-properties officeooo:rsid="004116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45ce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TURA DE DADOS</text:p>
      <text:p text:style-name="P2"/>
      <text:p text:style-name="P3">Listas, tuplas e dicionários.</text:p>
      <text:p text:style-name="P3"/>
      <text:p text:style-name="P3"/>
      <text:p text:style-name="P1">CARACTERÍSTICAS E DECLARAÇÃO DE UMA LISTA</text:p>
      <text:p text:style-name="P1"/>
      <text:p text:style-name="P3">Lista é ordenada e mutável.</text:p>
      <text:p text:style-name="P3"/>
      <text:p text:style-name="P3"/>
      <text:p text:style-name="P1">ADICIONANDO ELEMENTOS NA LISTA</text:p>
      <text:p text:style-name="P1"/>
      <text:p text:style-name="P3">Pelo append() ou pelo insert().</text:p>
      <text:p text:style-name="P3"/>
      <text:p text:style-name="P3">No insert() eu declaro a posição que quero adicionar o novo elemento.</text:p>
      <text:p text:style-name="P3"/>
      <text:p text:style-name="P3"/>
      <text:p text:style-name="P1">CARACTERÍSTICAS E DECLARAÇÃO DE UMA TUPLA</text:p>
      <text:p text:style-name="P1"/>
      <text:p text:style-name="P3">Tupla é ordenada e imutável.</text:p>
      <text:p text:style-name="P3"/>
      <text:p text:style-name="P3"/>
      <text:p text:style-name="P4">CARACTERÍSTICAS E DECLARAÇÃO DE UM <text:span text:style-name="T1">DICIONÁRIO</text:span></text:p>
      <text:p text:style-name="P4"/>
      <text:p text:style-name="P5"><text:span text:style-name="T1">Dicionário</text:span> <text:span text:style-name="T1">não é ordenado, é mutável e possui chave: valor</text:span>.</text:p>
      <text:p text:style-name="P5"/>
      <text:p text:style-name="P5"/>
      <text:p text:style-name="P5"/>
      <text:p text:style-name="P6">GRAVAÇÃO, MANIPULAÇÃO E LEITURA DE DADOS EM ARQUIVOS</text:p>
      <text:p text:style-name="P6"/>
      <text:p text:style-name="P7">Usamos arquivos para armazenar informações e conseguir compartilhar com outros sistemas.</text:p>
      <text:p text:style-name="P7"/>
      <text:p text:style-name="P7">Para isso, usamos a função <text:span text:style-name="T2">open()</text:span>.</text:p>
      <text:p text:style-name="P7"/>
      <text:p text:style-name="P7">A função open() escreve e lê arquivos.</text:p>
      <text:p text:style-name="P7"/>
      <text:p text:style-name="P7"/>
      <text:p text:style-name="P8">TIPOS DE ARQUIVOS</text:p>
      <text:p text:style-name="P9"/>
      <text:list text:style-name="L1">
        <text:list-item>
          <text:p text:style-name="P10">.txt</text:p>
        </text:list-item>
        <text:list-item>
          <text:p text:style-name="P10">.csv</text:p>
        </text:list-item>
        <text:list-item>
          <text:p text:style-name="P10">.json</text:p>
        </text:list-item>
      </text:list>
      <text:p text:style-name="P9"/>
      <text:p text:style-name="P9"/>
      <text:p text:style-name="P9">Arquivos <text:span text:style-name="T2">.txt</text:span> são arquivos simples. Costumamos usar para salvar o log de registro do nosso sistema. Pode ser muito grande e consome pouco espaço.</text:p>
      <text:p text:style-name="P9"/>
      <text:p text:style-name="P9">Arquivos <text:span text:style-name="T2">.csv </text:span>são arquivos tabulares. Servem para grandes quantidades de dados. Funciona como uma planilha com várias colunas e linhas. São arquivos bons para trabalhar com dados.</text:p>
      <text:p text:style-name="P9"/>
      <text:p text:style-name="P9"><text:soft-page-break/>Arquivos <text:span text:style-name="T2">.json </text:span>são arquivos que consigo converter facilmente dicionários para JSON e JSON para dicionários. É muito utilizado na web. Fácil conversão e fácil procura de dados. É possível enviar arquivos por requisições.</text:p>
      <text:p text:style-name="P9"/>
      <text:p text:style-name="P9"/>
      <text:p text:style-name="P8">GRAVANDO E MANIPULANDO ARQUIVOS CSV</text:p>
      <text:p text:style-name="P8"/>
      <text:p text:style-name="P9">CSV significa Comma-separated values (valores separados por vírgula).</text:p>
      <text:p text:style-name="P9"/>
      <text:p text:style-name="P9">Até podemos mudar e personalizar. Mas o padrão do CSV é separar por vírgulas.</text:p>
      <text:p text:style-name="P9"/>
      <text:p text:style-name="P9">Para usar em Python, é necessário importar a biblioteca.</text:p>
      <text:p text:style-name="P9"/>
      <text:p text:style-name="P9"/>
      <text:p text:style-name="P11">GRAVANDO E MANIPULANDO ARQUIVOS <text:span text:style-name="T3">JSON</text:span></text:p>
      <text:p text:style-name="P12"/>
      <text:p text:style-name="P12">Para usar em Python, é necessário importar a biblioteca.</text:p>
      <text:p text:style-name="P9"/>
      <text:p text:style-name="P9"/>
      <text:p text:style-name="P13">LIMITAÇÕES DO USO DE ARQUIVOS?</text:p>
      <text:p text:style-name="P13"/>
      <text:list text:style-name="L2">
        <text:list-item>
          <text:p text:style-name="P14">Falta de estrutura relacional</text:p>
        </text:list-item>
        <text:list-item>
          <text:p text:style-name="P14">Dificuldade de busca</text:p>
        </text:list-item>
        <text:list-item>
          <text:p text:style-name="P14">Concorrência</text:p>
        </text:list-item>
        <text:list-item>
          <text:p text:style-name="P14">Falta de segurança e integridade</text:p>
        </text:list-item>
        <text:list-item>
          <text:p text:style-name="P14">Escalabilidade</text:p>
        </text:list-item>
      </text:list>
      <text:p text:style-name="P15"/>
      <text:p text:style-name="P15">É necessário o uso de BANCO DE DAD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13:35:35.139561907</meta:creation-date>
    <dc:date>2025-11-28T13:35:32.219999125</dc:date>
    <meta:editing-duration>PT7H55M42S</meta:editing-duration>
    <meta:editing-cycles>20</meta:editing-cycles>
    <meta:generator>LibreOffice/25.2.6.2$Linux_X86_64 LibreOffice_project/40d1a0e1d5bdf1afaeae24d9ece32bbb00fa66a4</meta:generator>
    <meta:document-statistic meta:table-count="0" meta:image-count="0" meta:object-count="0" meta:page-count="2" meta:paragraph-count="35" meta:word-count="273" meta:character-count="1714" meta:non-whitespace-character-count="1484"/>
  </office:meta>
</office:document-meta>
</file>